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4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3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0.448cm" fo:padding-top="0cm" fo:padding-bottom="0cm" fo:padding-left="0cm" fo:padding-right="0cm"/>
      <style:paragraph-properties style:writing-mode="lr-tb"/>
    </style:style>
    <style:style style:name="gr6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9cm" fo:min-width="0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eeeeee" draw:textarea-horizontal-align="center" draw:textarea-vertical-align="middle" draw:auto-grow-height="true" draw:auto-grow-width="false" fo:min-height="0.302cm" fo:min-width="0cm" fo:padding-top="0.1cm" fo:padding-bottom="0.1cm" fo:padding-left="0.1cm" fo:padding-right="0.1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eeeeee" draw:textarea-horizontal-align="center" draw:textarea-vertical-align="middle" draw:auto-grow-height="true" draw:auto-grow-width="false" fo:min-height="0.302cm" fo:min-width="0cm"/>
      <style:paragraph-properties style:writing-mode="lr-tb"/>
    </style:style>
    <style:style style:name="gr10" style:family="graphic" style:parent-style-name="standard">
      <style:graphic-properties svg:stroke-width="0.053cm" svg:stroke-color="#83caff" draw:marker-start-width="0.279cm" draw:marker-end-width="0.279cm" draw:fill="none" draw:opacity="100%" draw:opacity-name="" draw:textarea-horizontal-align="justify" draw:textarea-vertical-align="middle" draw:auto-grow-height="false" fo:min-height="2.698cm" fo:min-width="3.4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83caff" draw:marker-start-width="0.279cm" draw:marker-end-width="0.279cm" draw:fill="solid" draw:fill-color="#ffffff" draw:opacity="100%" draw:opacity-name="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cm" fo:min-width="1cm" fo:padding-top="0cm" fo:padding-bottom="0cm" fo:padding-left="0cm" fo:padding-right="0cm"/>
      <style:paragraph-properties style:writing-mode="lr-tb"/>
    </style:style>
    <style:style style:name="gr13" style:family="graphic" style:parent-style-name="objectwithoutfill">
      <style:graphic-properties svg:stroke-width="0.212cm" svg:stroke-color="#83caff" draw:marker-start-width="0.518cm" draw:marker-end-width="0.518cm" draw:fill="none" draw:opacity="100%" draw:opacity-name="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45cm" fo:min-width="0cm"/>
      <style:paragraph-properties style:writing-mode="lr-tb"/>
    </style:style>
    <style:style style:name="gr16" style:family="graphic" style:parent-style-name="standard">
      <style:graphic-properties draw:stroke="none" svg:stroke-color="#83caff" draw:fill="none" draw:fill-color="#ffffff" draw:textarea-horizontal-align="center" draw:textarea-vertical-align="middle" draw:auto-grow-height="true" draw:auto-grow-width="false" fo:min-height="0.645cm" fo:min-width="0cm"/>
      <style:paragraph-properties style:writing-mode="lr-tb"/>
    </style:style>
    <style:style style:name="gr17" style:family="graphic" style:parent-style-name="objectwithoutfill">
      <style:graphic-properties svg:stroke-color="#83caff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d320" draw:textarea-vertical-align="middle" draw:auto-grow-height="false" fo:min-height="0.222cm" fo:min-width="0cm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style:font-name="Liberation Sans Narrow" fo:font-size="16pt"/>
    </style:style>
    <style:style style:name="P2" style:family="paragraph">
      <loext:graphic-properties draw:fill="none"/>
      <style:paragraph-properties fo:text-align="center" style:writing-mode="lr-tb"/>
      <style:text-properties style:font-name="Liberation Sans Narrow" fo:font-size="16pt"/>
    </style:style>
    <style:style style:name="P3" style:family="paragraph">
      <style:paragraph-properties fo:text-align="center" style:writing-mode="lr-tb"/>
      <style:text-properties style:font-name="Liberation Sans Narrow" fo:font-size="12pt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Liberation Sans Narrow"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ans Narrow" fo:font-size="12pt"/>
    </style:style>
    <style:style style:name="P8" style:family="paragraph">
      <loext:graphic-properties draw:fill="solid" draw:fill-color="#eeeeee"/>
      <style:paragraph-properties fo:text-align="center" style:writing-mode="lr-tb"/>
      <style:text-properties style:font-name="Liberation Sans Narrow" fo:font-size="9pt" fo:font-weight="bold"/>
    </style:style>
    <style:style style:name="P9" style:family="paragraph">
      <style:paragraph-properties fo:text-align="center" style:writing-mode="lr-tb"/>
      <style:text-properties fo:color="#83caff" style:font-name="Liberation Sans Narrow" fo:font-size="16pt"/>
    </style:style>
    <style:style style:name="P10" style:family="paragraph">
      <loext:graphic-properties draw:fill="none" draw:opacity="100%"/>
      <style:paragraph-properties fo:text-align="center" style:writing-mode="lr-tb"/>
      <style:text-properties fo:color="#83caff" style:font-name="Liberation Sans Narrow" fo:font-size="16pt"/>
    </style:style>
    <style:style style:name="P11" style:family="paragraph">
      <style:paragraph-properties fo:text-align="center" style:writing-mode="lr-tb"/>
      <style:text-properties fo:color="#83caff" style:font-name="Liberation Sans Narrow" fo:font-size="12pt"/>
    </style:style>
    <style:style style:name="P12" style:family="paragraph">
      <loext:graphic-properties draw:fill="solid" draw:fill-color="#ffffff" draw:opacity="100%"/>
      <style:paragraph-properties fo:text-align="center" style:writing-mode="lr-tb"/>
      <style:text-properties fo:color="#83caff" style:font-name="Liberation Sans Narrow" fo:font-size="12pt"/>
    </style:style>
    <style:style style:name="P13" style:family="paragraph">
      <loext:graphic-properties draw:fill="none" draw:opacity="100%"/>
      <style:paragraph-properties fo:text-align="center"/>
      <style:text-properties fo:color="#83caff"/>
    </style:style>
    <style:style style:name="P14" style:family="paragraph">
      <style:paragraph-properties fo:text-align="center"/>
      <style:text-properties fo:color="#83caff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83caff" style:font-name="Liberation Sans Narrow" fo:font-size="12pt"/>
    </style:style>
    <style:style style:name="P16" style:family="paragraph">
      <style:paragraph-properties fo:text-align="center"/>
      <style:text-properties fo:font-size="16pt" fo:font-weight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Liberation Sans Narrow" fo:font-size="16pt" fo:font-weight="bold"/>
    </style:style>
    <style:style style:name="P18" style:family="paragraph">
      <style:paragraph-properties fo:text-align="center"/>
      <style:text-properties fo:color="#83caff" fo:font-size="16pt" fo:font-weight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83caff" style:font-name="Liberation Sans Narrow" fo:font-size="16pt" fo:font-weight="bold"/>
    </style:style>
    <style:style style:name="P20" style:family="paragraph">
      <loext:graphic-properties draw:fill="none"/>
      <style:paragraph-properties fo:text-align="center"/>
      <style:text-properties fo:color="#83caff"/>
    </style:style>
    <style:style style:name="P21" style:family="paragraph">
      <loext:graphic-properties draw:fill="solid" draw:fill-color="#ffd320"/>
      <style:paragraph-properties fo:text-align="center"/>
    </style:style>
    <style:style style:name="T1" style:family="text">
      <style:text-properties style:font-name="Liberation Sans Narrow" fo:font-size="16pt"/>
    </style:style>
    <style:style style:name="T2" style:family="text">
      <style:text-properties style:font-name="Liberation Sans Narrow" fo:font-size="12pt"/>
    </style:style>
    <style:style style:name="T3" style:family="text">
      <style:text-properties style:font-name="Liberation Sans Narrow" fo:font-size="9pt" fo:font-weight="bold"/>
    </style:style>
    <style:style style:name="T4" style:family="text">
      <style:text-properties style:font-name="Liberation Sans Narro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cm" svg:x="9cm" svg:y="4cm">
          <text:p text:style-name="P1"><text:span text:style-name="T1">ARDUIN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7cm" svg:y="4cm">
          <text:p text:style-name="P1"><text:span text:style-name="T1">HC-0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3cm" svg:x="2cm" svg:y="4cm">
          <text:p text:style-name="P1"><text:span text:style-name="T1">SERIAL</text:span></text:p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5.5cm" svg:y="5cm">
          <text:p text:style-name="P3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.5cm" svg:y="5cm">
          <text:p text:style-name="P3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3.5cm" svg:y="5cm">
          <text:p text:style-name="P3"><text:span text:style-name="T2">D2</text:span></text:p>
          <text:p text:style-name="P3"><text:span text:style-name="T2">D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6.5cm" svg:y="5cm">
          <text:p text:style-name="P3"><text:span text:style-name="T2">RX</text:span></text:p>
          <text:p text:style-name="P3"><text:span text:style-name="T2">TX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5cm" svg:y1="5.5cm" svg:x2="8.5cm" svg:y2="5.5cm">
          <text:p/>
        </draw:line>
        <draw:line draw:style-name="gr6" draw:text-style-name="P5" draw:layer="layout" svg:x1="14.5cm" svg:y1="5.5cm" svg:x2="16.5cm" svg:y2="5.5cm">
          <text:p/>
        </draw:line>
        <draw:frame draw:style-name="gr7" draw:text-style-name="P7" draw:layer="layout" svg:width="2.976cm" svg:height="0.738cm" svg:x="14cm" svg:y="5.557cm">
          <draw:text-box>
            <text:p text:style-name="P6"><text:span text:style-name="T2">38400</text:span></text:p>
          </draw:text-box>
        </draw:frame>
        <draw:frame draw:style-name="gr7" draw:text-style-name="P7" draw:layer="layout" svg:width="2.976cm" svg:height="0.738cm" svg:x="6cm" svg:y="5.558cm">
          <draw:text-box>
            <text:p text:style-name="P6"><text:span text:style-name="T2">9600</text:span></text:p>
          </draw:text-box>
        </draw:frame>
        <draw:frame draw:style-name="gr8" draw:text-style-name="P8" draw:layer="layout" svg:width="1.5cm" svg:height="0.565cm" svg:x="9.1cm" svg:y="4.619cm">
          <draw:text-box>
            <text:p text:style-name="P6"><text:span text:style-name="T3">Serial</text:span></text:p>
          </draw:text-box>
        </draw:frame>
        <draw:frame draw:style-name="gr9" draw:text-style-name="P8" draw:layer="layout" svg:width="2.476cm" svg:height="0.615cm" svg:x="11.374cm" svg:y="5.818cm">
          <draw:text-box>
            <text:p text:style-name="P6"><text:span text:style-name="T3">Sof</text:span><text:span text:style-name="T3">twa</text:span><text:span text:style-name="T3">reS</text:span><text:span text:style-name="T3">eria</text:span><text:span text:style-name="T3">l</text:span></text:p>
          </draw:text-box>
        </draw:frame>
        <draw:custom-shape draw:style-name="gr1" draw:text-style-name="P2" draw:layer="layout" svg:width="5cm" svg:height="3cm" svg:x="9cm" svg:y="12cm">
          <text:p text:style-name="P1"><text:span text:style-name="T1">ARDUIN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7cm" svg:y="12cm">
          <text:p text:style-name="P1"><text:span text:style-name="T1">HC-05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cm" svg:height="3cm" svg:x="2cm" svg:y="12cm">
          <text:p text:style-name="P9"><text:span text:style-name="T1">SERIAL</text:span></text:p>
          <text:p text:style-name="P9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1cm" svg:x="5.5cm" svg:y="13cm">
          <text:p text:style-name="P11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1cm" svg:x="8.5cm" svg:y="13cm">
          <text:p text:style-name="P3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3.5cm" svg:y="13cm">
          <text:p text:style-name="P3"><text:span text:style-name="T2">D2</text:span></text:p>
          <text:p text:style-name="P3"><text:span text:style-name="T2">D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6.5cm" svg:y="13cm">
          <text:p text:style-name="P3"><text:span text:style-name="T2">RX</text:span></text:p>
          <text:p text:style-name="P3"><text:span text:style-name="T2">TX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6.5cm" svg:y1="13.5cm" svg:x2="8.5cm" svg:y2="13.5cm">
          <text:p/>
        </draw:line>
        <draw:line draw:style-name="gr6" draw:text-style-name="P5" draw:layer="layout" svg:x1="14.5cm" svg:y1="13.5cm" svg:x2="16.5cm" svg:y2="13.5cm">
          <text:p/>
        </draw:line>
        <draw:frame draw:style-name="gr7" draw:text-style-name="P7" draw:layer="layout" svg:width="2.976cm" svg:height="0.738cm" svg:x="14cm" svg:y="13.557cm">
          <draw:text-box>
            <text:p text:style-name="P6"><text:span text:style-name="T2">9600</text:span></text:p>
          </draw:text-box>
        </draw:frame>
        <draw:frame draw:style-name="gr7" draw:text-style-name="P15" draw:layer="layout" svg:width="2.976cm" svg:height="0.738cm" svg:x="6cm" svg:y="13.558cm">
          <draw:text-box>
            <text:p text:style-name="P14"><text:span text:style-name="T2">9600</text:span></text:p>
          </draw:text-box>
        </draw:frame>
        <draw:frame draw:style-name="gr8" draw:text-style-name="P8" draw:layer="layout" svg:width="1.5cm" svg:height="0.565cm" svg:x="9.1cm" svg:y="12.619cm">
          <draw:text-box>
            <text:p text:style-name="P6"><text:span text:style-name="T3">Serial</text:span></text:p>
          </draw:text-box>
        </draw:frame>
        <draw:frame draw:style-name="gr9" draw:text-style-name="P8" draw:layer="layout" svg:width="2.476cm" svg:height="0.615cm" svg:x="11.374cm" svg:y="13.818cm">
          <draw:text-box>
            <text:p text:style-name="P6"><text:span text:style-name="T3">Software</text:span><text:span text:style-name="T3">Serial</text:span></text:p>
          </draw:text-box>
        </draw:frame>
        <draw:line draw:style-name="gr14" draw:text-style-name="P5" draw:layer="layout" svg:x1="5cm" svg:y1="8.5cm" svg:x2="18cm" svg:y2="8.5cm">
          <text:p/>
        </draw:line>
        <draw:frame draw:style-name="gr15" draw:text-style-name="P17" draw:layer="layout" svg:width="12.476cm" svg:height="0.895cm" svg:x="5cm" svg:y="7.584cm">
          <draw:text-box>
            <text:p text:style-name="P16"><text:span text:style-name="T4">AT </text:span><text:span text:style-name="T4">CO</text:span><text:span text:style-name="T4">M</text:span><text:span text:style-name="T4">M</text:span><text:span text:style-name="T4">AN</text:span><text:span text:style-name="T4">DS</text:span></text:p>
          </draw:text-box>
        </draw:frame>
        <draw:custom-shape draw:style-name="gr2" draw:text-style-name="P2" draw:layer="layout" svg:width="3cm" svg:height="3cm" svg:x="23cm" svg:y="12cm">
          <text:p text:style-name="P1"><text:span text:style-name="T1">BT</text:span></text:p>
          <text:p text:style-name="P1"><text:span text:style-name="T1">TERMINAL</text:span></text:p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5cm" svg:height="0.895cm" svg:x="5cm" svg:y="15.5cm">
          <draw:text-box>
            <text:p text:style-name="P18"><text:span text:style-name="T4">DEBUG INFO</text:span></text:p>
          </draw:text-box>
        </draw:frame>
        <draw:line draw:style-name="gr17" draw:text-style-name="P20" draw:layer="layout" svg:x1="10cm" svg:y1="16.45cm" svg:x2="5cm" svg:y2="16.5cm">
          <text:p/>
        </draw:line>
        <draw:frame draw:style-name="gr15" draw:text-style-name="P17" draw:layer="layout" svg:width="10cm" svg:height="0.895cm" svg:x="13.5cm" svg:y="15.605cm">
          <draw:text-box>
            <text:p text:style-name="P16"><text:span text:style-name="T4">CUSTOM PROTOCOL</text:span></text:p>
          </draw:text-box>
        </draw:frame>
        <draw:line draw:style-name="gr18" draw:text-style-name="P6" draw:layer="layout" svg:x1="13cm" svg:y1="16.5cm" svg:x2="24cm" svg:y2="16.5cm">
          <text:p/>
        </draw:line>
        <draw:custom-shape draw:style-name="gr19" draw:text-style-name="P21" draw:layer="layout" svg:width="1cm" svg:height="1.5cm" draw:transform="rotate (-0.449073216538142) translate (21.501cm 12.7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0:47:01.957000000</meta:creation-date>
    <dc:date>2020-11-26T22:15:01.079960880</dc:date>
    <meta:editing-duration>PT26M35S</meta:editing-duration>
    <meta:editing-cycles>7</meta:editing-cycles>
    <meta:generator>LibreOffice/6.4.6.2$Linux_X86_64 LibreOffice_project/40$Build-2</meta:generator>
    <meta:document-statistic meta:object-count="34"/>
  </office:meta>
</office:document-meta>
</file>